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7.5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34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" style:family="table-cell" style:parent-style-name="Default" style:data-style-name="N106"/>
    <style:style style:name="ce4" style:family="table-cell" style:parent-style-name="Default" style:data-style-name="N106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106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6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6">
      <style:table-cell-properties fo:background-color="#fff200"/>
    </style:style>
    <style:style style:name="ce20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7.9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shapes>
          <draw:frame draw:z-index="1" draw:style-name="gr1" draw:text-style-name="P1" svg:width="55.35mm" svg:height="13.33mm" svg:x="318.73mm" svg:y="84.47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.12mm" svg:height="13.57mm" svg:x="318.32mm" svg:y="23.8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5" office:value-type="string" calcext:value-type="string">
            <text:p>SURFACE LOSS EVOLUTION AND YEARLY AVERAGE LOSS RATE</text:p>
          </table:table-cell>
          <table:table-cell table:style-name="ce2" table:number-columns-repeated="10"/>
          <table:table-cell table:number-columns-repeated="2"/>
          <table:table-cell table:style-name="ce5" office:value-type="string" calcext:value-type="string">
            <text:p>SURFACE LOSS GUESS FOR THE NEXT FUTURE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Block1</text:p>
          </table:table-cell>
          <table:table-cell table:style-name="ce2" office:value-type="string" calcext:value-type="string">
            <text:p>Block2</text:p>
          </table:table-cell>
          <table:table-cell table:style-name="ce2" office:value-type="string" calcext:value-type="string">
            <text:p>Block3</text:p>
          </table:table-cell>
          <table:table-cell table:style-name="ce2" office:value-type="string" calcext:value-type="string">
            <text:p>Block4</text:p>
          </table:table-cell>
          <table:table-cell table:style-name="ce2" office:value-type="string" calcext:value-type="string">
            <text:p>Block5</text:p>
          </table:table-cell>
          <table:table-cell table:style-name="ce2" office:value-type="string" calcext:value-type="string">
            <text:p>Block6</text:p>
          </table:table-cell>
          <table:table-cell table:style-name="ce2" office:value-type="string" calcext:value-type="string">
            <text:p>Block7</text:p>
          </table:table-cell>
          <table:table-cell table:style-name="ce2" office:value-type="string" calcext:value-type="string">
            <text:p>Km²</text:p>
          </table:table-cell>
          <table:table-cell table:style-name="ce2" office:value-type="string" calcext:value-type="string">
            <text:p>yearly surface loss Km²</text:p>
          </table:table-cell>
          <table:table-cell table:style-name="ce2" office:value-type="string" calcext:value-type="string">
            <text:p>yearly surface loss %</text:p>
          </table:table-cell>
          <table:table-cell table:number-columns-repeated="12"/>
          <table:table-cell table:style-name="ce2"/>
          <table:table-cell table:style-name="ce8" office:value-type="string" calcext:value-type="string">
            <text:p>Prospects</text:p>
          </table:table-cell>
          <table:table-cell/>
        </table:table-row>
        <table:table-row table:style-name="ro1">
          <table:table-cell office:value-type="float" office:value="20000420" calcext:value-type="float">
            <text:p>20000420</text:p>
          </table:table-cell>
          <table:table-cell table:style-name="ce1" office:value-type="float" office:value="1005" calcext:value-type="float">
            <text:p>1005,0</text:p>
          </table:table-cell>
          <table:table-cell table:style-name="ce1" office:value-type="float" office:value="504" calcext:value-type="float">
            <text:p>504,0</text:p>
          </table:table-cell>
          <table:table-cell table:style-name="ce1" office:value-type="float" office:value="1369" calcext:value-type="float">
            <text:p>1369,0</text:p>
          </table:table-cell>
          <table:table-cell table:style-name="ce1" office:value-type="float" office:value="22.3" calcext:value-type="float">
            <text:p>22,3</text:p>
          </table:table-cell>
          <table:table-cell table:style-name="ce1" office:value-type="float" office:value="988" calcext:value-type="float">
            <text:p>988,0</text:p>
          </table:table-cell>
          <table:table-cell table:style-name="ce1" office:value-type="float" office:value="1483" calcext:value-type="float">
            <text:p>1483,0</text:p>
          </table:table-cell>
          <table:table-cell table:style-name="ce1"/>
          <table:table-cell table:style-name="ce4" table:formula="of:=SUM([.B3:.H3])" office:value-type="float" office:value="5371.3" calcext:value-type="float">
            <text:p>5371,3</text:p>
          </table:table-cell>
          <table:table-cell table:style-name="ce4"/>
          <table:table-cell table:number-columns-repeated="3"/>
          <table:table-cell table:style-name="ce10" office:value-type="string" calcext:value-type="string">
            <text:p>Rearranging the compound interest formula into</text:p>
          </table:table-cell>
          <table:table-cell table:number-columns-repeated="9"/>
          <table:table-cell table:style-name="ce11" office:value-type="float" office:value="2211.2" calcext:value-type="float">
            <office:annotation office:display="true" draw:style-name="gr2" draw:text-style-name="P3" svg:width="28.99mm" svg:height="9.91mm" svg:x="436.08mm" svg:y="2.25mm" draw:caption-point-x="-14.25mm" draw:caption-point-y="15.1mm">
              <dc:date>2021-06-24T00:00:00</dc:date>
              <text:p text:style-name="P2"><text:span text:style-name="T1">Current surface (2021)</text:span></text:p>
            </office:annotation>
            <text:p>2211,2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010425" calcext:value-type="float">
            <text:p>20010425</text:p>
          </table:table-cell>
          <table:table-cell table:style-name="ce1" office:value-type="float" office:value="983" calcext:value-type="float">
            <text:p>983,0</text:p>
          </table:table-cell>
          <table:table-cell table:style-name="ce1" office:value-type="float" office:value="1787" calcext:value-type="float">
            <text:p>1787,0</text:p>
          </table:table-cell>
          <table:table-cell table:style-name="ce1" office:value-type="float" office:value="897" calcext:value-type="float">
            <text:p>897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office:value-type="float" office:value="11.4" calcext:value-type="float">
            <text:p>11,4</text:p>
          </table:table-cell>
          <table:table-cell table:style-name="ce1" office:value-type="float" office:value="3.83" calcext:value-type="float">
            <text:p>3,8</text:p>
          </table:table-cell>
          <table:table-cell table:style-name="ce1"/>
          <table:table-cell table:style-name="ce4" table:formula="of:=SUM([.B4:.H4])" office:value-type="float" office:value="5117.23" calcext:value-type="float">
            <text:p>5117,2</text:p>
          </table:table-cell>
          <table:table-cell table:style-name="ce4" table:formula="of:=[.I3]-[.I4]" office:value-type="float" office:value="254.070000000001" calcext:value-type="float">
            <text:p>254,1</text:p>
          </table:table-cell>
          <table:table-cell table:style-name="ce1" table:formula="of:=([.I3]-[.I4])/[.I3]*100" office:value-type="float" office:value="4.73013981717649" calcext:value-type="float">
            <text:p>4,7</text:p>
          </table:table-cell>
          <table:table-cell table:number-columns-repeated="12"/>
          <table:table-cell table:style-name="ce1" table:formula="of:=[.X3]-[.X3]*[.Y3]/100" office:value-type="float" office:value="2120.5408" calcext:value-type="float">
            <text:p>2120,5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20416" calcext:value-type="float">
            <text:p>2002041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712" calcext:value-type="float">
            <text:p>1712,0</text:p>
          </table:table-cell>
          <table:table-cell table:style-name="ce1" office:value-type="float" office:value="811" calcext:value-type="float">
            <text:p>811,0</text:p>
          </table:table-cell>
          <table:table-cell table:style-name="ce1" office:value-type="float" office:value="1435" calcext:value-type="float">
            <text:p>1435,0</text:p>
          </table:table-cell>
          <table:table-cell table:style-name="ce1" table:number-columns-repeated="3"/>
          <table:table-cell table:style-name="ce4" table:formula="of:=SUM([.B5:.H5])" office:value-type="float" office:value="4916" calcext:value-type="float">
            <text:p>4916,0</text:p>
          </table:table-cell>
          <table:table-cell table:style-name="ce4" table:formula="of:=[.I4]-[.I5]" office:value-type="float" office:value="201.23" calcext:value-type="float">
            <text:p>201,2</text:p>
          </table:table-cell>
          <table:table-cell table:style-name="ce1" table:formula="of:=([.I4]-[.I5])/[.I4]*100" office:value-type="float" office:value="3.93240092784572" calcext:value-type="float">
            <text:p>3,9</text:p>
          </table:table-cell>
          <table:table-cell table:number-columns-repeated="12"/>
          <table:table-cell table:style-name="ce1" table:formula="of:=[.X4]-[.X4]*[.Y4]/100" office:value-type="float" office:value="2033.5986272" calcext:value-type="float">
            <text:p>2033,6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30419" calcext:value-type="float">
            <text:p>20030419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2062" calcext:value-type="float">
            <text:p>2062,0</text:p>
          </table:table-cell>
          <table:table-cell table:style-name="ce1" table:number-columns-repeated="4"/>
          <table:table-cell table:style-name="ce4" table:formula="of:=SUM([.B6:.H6])" office:value-type="float" office:value="4696" calcext:value-type="float">
            <text:p>4696,0</text:p>
          </table:table-cell>
          <table:table-cell table:style-name="ce4" table:formula="of:=[.I5]-[.I6]" office:value-type="float" office:value="220" calcext:value-type="float">
            <text:p>220,0</text:p>
          </table:table-cell>
          <table:table-cell table:style-name="ce1" table:formula="of:=([.I5]-[.I6])/[.I5]*100" office:value-type="float" office:value="4.47518307567128" calcext:value-type="float">
            <text:p>4,5</text:p>
          </table:table-cell>
          <table:table-cell table:number-columns-repeated="12"/>
          <table:table-cell table:style-name="ce1" table:formula="of:=[.X5]-[.X5]*[.Y5]/100" office:value-type="float" office:value="1950.2210834848" calcext:value-type="float">
            <text:p>1950,2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0428" calcext:value-type="float">
            <text:p>20040428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76" calcext:value-type="float">
            <text:p>1676,0</text:p>
          </table:table-cell>
          <table:table-cell table:style-name="ce1" office:value-type="float" office:value="1998" calcext:value-type="float">
            <text:p>1998,0</text:p>
          </table:table-cell>
          <table:table-cell table:style-name="ce1" table:number-columns-repeated="4"/>
          <table:table-cell table:style-name="ce4" table:formula="of:=SUM([.B7:.H7])" office:value-type="float" office:value="4632" calcext:value-type="float">
            <text:p>4632,0</text:p>
          </table:table-cell>
          <table:table-cell table:style-name="ce4" table:formula="of:=[.I6]-[.I7]" office:value-type="float" office:value="64" calcext:value-type="float">
            <text:p>64,0</text:p>
          </table:table-cell>
          <table:table-cell table:style-name="ce1" table:formula="of:=([.I6]-[.I7])/[.I6]*100" office:value-type="float" office:value="1.36286201022147" calcext:value-type="float">
            <text:p>1,4</text:p>
          </table:table-cell>
          <table:table-cell table:number-columns-repeated="12"/>
          <table:table-cell table:style-name="ce1" table:formula="of:=[.X6]-[.X6]*[.Y6]/100" office:value-type="float" office:value="1870.26201906192" calcext:value-type="float">
            <text:p>1870,3</text:p>
          </table:table-cell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50426" calcext:value-type="float">
            <text:p>20050426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925" calcext:value-type="float">
            <text:p>1925,0</text:p>
          </table:table-cell>
          <table:table-cell table:style-name="ce1" table:number-columns-repeated="4"/>
          <table:table-cell table:style-name="ce4" table:formula="of:=SUM([.B8:.H8])" office:value-type="float" office:value="4492" calcext:value-type="float">
            <text:p>4492,0</text:p>
          </table:table-cell>
          <table:table-cell table:style-name="ce4" table:formula="of:=[.I7]-[.I8]" office:value-type="float" office:value="140" calcext:value-type="float">
            <text:p>140,0</text:p>
          </table:table-cell>
          <table:table-cell table:style-name="ce1" table:formula="of:=([.I7]-[.I8])/[.I7]*100" office:value-type="float" office:value="3.02245250431779" calcext:value-type="float">
            <text:p>3,0</text:p>
          </table:table-cell>
          <table:table-cell table:number-columns-repeated="2"/>
          <table:table-cell office:value-type="string" calcext:value-type="string">
            <text:p>where </text:p>
          </table:table-cell>
          <table:table-cell office:value-type="string" calcext:value-type="string">
            <text:p>FV is Future Value</text:p>
          </table:table-cell>
          <table:table-cell table:number-columns-repeated="8"/>
          <table:table-cell table:style-name="ce1" table:formula="of:=[.X7]-[.X7]*[.Y7]/100" office:value-type="float" office:value="1793.58127628038" calcext:value-type="float">
            <text:p>1793,6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60425" calcext:value-type="float">
            <text:p>20060425</text:p>
          </table:table-cell>
          <table:table-cell table:style-name="ce1" office:value-type="float" office:value="958" calcext:value-type="float">
            <text:p>958,0</text:p>
          </table:table-cell>
          <table:table-cell table:style-name="ce1" office:value-type="float" office:value="1609" calcext:value-type="float">
            <text:p>1609,0</text:p>
          </table:table-cell>
          <table:table-cell table:style-name="ce1" office:value-type="float" office:value="1870" calcext:value-type="float">
            <text:p>1870,0</text:p>
          </table:table-cell>
          <table:table-cell table:style-name="ce1" table:number-columns-repeated="4"/>
          <table:table-cell table:style-name="ce4" table:formula="of:=SUM([.B9:.H9])" office:value-type="float" office:value="4437" calcext:value-type="float">
            <text:p>4437,0</text:p>
          </table:table-cell>
          <table:table-cell table:style-name="ce4" table:formula="of:=[.I8]-[.I9]" office:value-type="float" office:value="55" calcext:value-type="float">
            <text:p>55,0</text:p>
          </table:table-cell>
          <table:table-cell table:style-name="ce1" table:formula="of:=([.I8]-[.I9])/[.I8]*100" office:value-type="float" office:value="1.22439893143366" calcext:value-type="float">
            <text:p>1,2</text:p>
          </table:table-cell>
          <table:table-cell table:number-columns-repeated="3"/>
          <table:table-cell office:value-type="string" calcext:value-type="string">
            <text:p>IV is Initial Value</text:p>
          </table:table-cell>
          <table:table-cell table:number-columns-repeated="8"/>
          <table:table-cell table:style-name="ce1" table:formula="of:=[.X8]-[.X8]*[.Y8]/100" office:value-type="float" office:value="1720.04444395289" calcext:value-type="float">
            <text:p>1720,0</text:p>
          </table:table-cell>
          <table:table-cell office:value-type="float" office:value="4.1" calcext:value-type="float">
            <text:p>4,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070421" calcext:value-type="float">
            <text:p>20070421</text:p>
          </table:table-cell>
          <table:table-cell table:style-name="ce1" office:value-type="float" office:value="815" calcext:value-type="float">
            <text:p>815,0</text:p>
          </table:table-cell>
          <table:table-cell table:style-name="ce1" office:value-type="float" office:value="926" calcext:value-type="float">
            <text:p>926,0</text:p>
          </table:table-cell>
          <table:table-cell table:style-name="ce1" office:value-type="float" office:value="1357" calcext:value-type="float">
            <text:p>1357,0</text:p>
          </table:table-cell>
          <table:table-cell table:style-name="ce1" office:value-type="float" office:value="1000" calcext:value-type="float">
            <text:p>1000,0</text:p>
          </table:table-cell>
          <table:table-cell table:style-name="ce1" table:number-columns-repeated="3"/>
          <table:table-cell table:style-name="ce4" table:formula="of:=SUM([.B10:.H10])" office:value-type="float" office:value="4098" calcext:value-type="float">
            <text:p>4098,0</text:p>
          </table:table-cell>
          <table:table-cell table:style-name="ce4" table:formula="of:=[.I9]-[.I10]" office:value-type="float" office:value="339" calcext:value-type="float">
            <text:p>339,0</text:p>
          </table:table-cell>
          <table:table-cell table:style-name="ce1" table:formula="of:=([.I9]-[.I10])/[.I9]*100" office:value-type="float" office:value="7.64029749830967" calcext:value-type="float">
            <text:p>7,6</text:p>
          </table:table-cell>
          <table:table-cell table:number-columns-repeated="3"/>
          <table:table-cell office:value-type="string" calcext:value-type="string">
            <text:p>r is yearly variation rate in %</text:p>
          </table:table-cell>
          <table:table-cell table:number-columns-repeated="8"/>
          <table:table-cell table:style-name="ce1" table:formula="of:=[.X9]-[.X9]*[.Y9]/100" office:value-type="float" office:value="1649.52262175082" calcext:value-type="float">
            <text:p>1649,5</text:p>
          </table:table-cell>
          <table:table-cell office:value-type="float" office:value="4.1" calcext:value-type="float">
            <text:p>4,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80425" calcext:value-type="float">
            <text:p>20080425</text:p>
          </table:table-cell>
          <table:table-cell table:style-name="ce1" office:value-type="float" office:value="700" calcext:value-type="float">
            <text:p>700,0</text:p>
          </table:table-cell>
          <table:table-cell table:style-name="ce1" office:value-type="float" office:value="484" calcext:value-type="float">
            <text:p>484,0</text:p>
          </table:table-cell>
          <table:table-cell table:style-name="ce1" office:value-type="float" office:value="2633" calcext:value-type="float">
            <text:p>2633,0</text:p>
          </table:table-cell>
          <table:table-cell table:style-name="ce1" table:number-columns-repeated="4"/>
          <table:table-cell table:style-name="ce4" table:formula="of:=SUM([.B11:.H11])" office:value-type="float" office:value="3817" calcext:value-type="float">
            <text:p>3817,0</text:p>
          </table:table-cell>
          <table:table-cell table:style-name="ce4" table:formula="of:=[.I10]-[.I11]" office:value-type="float" office:value="281" calcext:value-type="float">
            <text:p>281,0</text:p>
          </table:table-cell>
          <table:table-cell table:style-name="ce1" table:formula="of:=([.I10]-[.I11])/[.I10]*100" office:value-type="float" office:value="6.85700341630063" calcext:value-type="float">
            <text:p>6,9</text:p>
          </table:table-cell>
          <table:table-cell table:number-columns-repeated="3"/>
          <table:table-cell office:value-type="string" calcext:value-type="string">
            <text:p>n is period in years</text:p>
          </table:table-cell>
          <table:table-cell table:number-columns-repeated="8"/>
          <table:table-cell table:style-name="ce1" table:formula="of:=[.X10]-[.X10]*[.Y10]/100" office:value-type="float" office:value="1581.89219425904" calcext:value-type="float">
            <text:p>1581,9</text:p>
          </table:table-cell>
          <table:table-cell office:value-type="float" office:value="4.1" calcext:value-type="float">
            <text:p>4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90428" calcext:value-type="float">
            <text:p>20090428</text:p>
          </table:table-cell>
          <table:table-cell table:style-name="ce1" office:value-type="float" office:value="757" calcext:value-type="float">
            <text:p>757,0</text:p>
          </table:table-cell>
          <table:table-cell table:style-name="ce1" office:value-type="float" office:value="939" calcext:value-type="float">
            <text:p>939,0</text:p>
          </table:table-cell>
          <table:table-cell table:style-name="ce1" office:value-type="float" office:value="1941" calcext:value-type="float">
            <text:p>1941,0</text:p>
          </table:table-cell>
          <table:table-cell table:style-name="ce1" office:value-type="float" office:value="6.1" calcext:value-type="float">
            <text:p>6,1</text:p>
          </table:table-cell>
          <table:table-cell table:style-name="ce1" table:number-columns-repeated="3"/>
          <table:table-cell table:style-name="ce4" table:formula="of:=SUM([.B12:.H12])" office:value-type="float" office:value="3643.1" calcext:value-type="float">
            <text:p>3643,1</text:p>
          </table:table-cell>
          <table:table-cell table:style-name="ce4" table:formula="of:=[.I11]-[.I12]" office:value-type="float" office:value="173.9" calcext:value-type="float">
            <text:p>173,9</text:p>
          </table:table-cell>
          <table:table-cell table:style-name="ce1" table:formula="of:=([.I11]-[.I12])/[.I11]*100" office:value-type="float" office:value="4.55593397956511" calcext:value-type="float">
            <text:p>4,6</text:p>
          </table:table-cell>
          <table:table-cell table:number-columns-repeated="12"/>
          <table:table-cell table:style-name="ce1" table:formula="of:=[.X11]-[.X11]*[.Y11]/100" office:value-type="float" office:value="1517.03461429442" calcext:value-type="float">
            <text:p>1517,0</text:p>
          </table:table-cell>
          <table:table-cell office:value-type="float" office:value="4.1" calcext:value-type="float">
            <text:p>4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00427" calcext:value-type="float">
            <text:p>20100427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99" calcext:value-type="float">
            <text:p>1899,0</text:p>
          </table:table-cell>
          <table:table-cell table:style-name="ce1" office:value-type="float" office:value="8.11" calcext:value-type="float">
            <text:p>8,1</text:p>
          </table:table-cell>
          <table:table-cell table:style-name="ce1" table:number-columns-repeated="3"/>
          <table:table-cell table:style-name="ce4" table:formula="of:=SUM([.B13:.H13])" office:value-type="float" office:value="3554.11" calcext:value-type="float">
            <text:p>3554,1</text:p>
          </table:table-cell>
          <table:table-cell table:style-name="ce4" table:formula="of:=[.I12]-[.I13]" office:value-type="float" office:value="88.9899999999998" calcext:value-type="float">
            <text:p>89,0</text:p>
          </table:table-cell>
          <table:table-cell table:style-name="ce1" table:formula="of:=([.I12]-[.I13])/[.I12]*100" office:value-type="float" office:value="2.44269989843814" calcext:value-type="float">
            <text:p>2,4</text:p>
          </table:table-cell>
          <table:table-cell table:number-columns-repeated="12"/>
          <table:table-cell table:style-name="ce1" table:formula="of:=[.X12]-[.X12]*[.Y12]/100" office:value-type="float" office:value="1454.83619510834" calcext:value-type="float">
            <text:p>1454,8</text:p>
          </table:table-cell>
          <table:table-cell office:value-type="float" office:value="4.1" calcext:value-type="float">
            <text:p>4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10416" calcext:value-type="float">
            <text:p>20110416</text:p>
          </table:table-cell>
          <table:table-cell table:style-name="ce1" office:value-type="float" office:value="735" calcext:value-type="float">
            <text:p>735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945" calcext:value-type="float">
            <text:p>1945,0</text:p>
          </table:table-cell>
          <table:table-cell table:style-name="ce1" office:value-type="float" office:value="5.43" calcext:value-type="float">
            <text:p>5,4</text:p>
          </table:table-cell>
          <table:table-cell table:style-name="ce1" table:number-columns-repeated="3"/>
          <table:table-cell table:style-name="ce4" table:formula="of:=SUM([.B14:.H14])" office:value-type="float" office:value="3597.43" calcext:value-type="float">
            <text:p>3597,4</text:p>
          </table:table-cell>
          <table:table-cell table:style-name="ce4" table:formula="of:=[.I13]-[.I14]" office:value-type="float" office:value="-43.3199999999997" calcext:value-type="float">
            <text:p>-43,3</text:p>
          </table:table-cell>
          <table:table-cell table:style-name="ce1" table:formula="of:=([.I13]-[.I14])/[.I13]*100" office:value-type="float" office:value="-1.21887054705678" calcext:value-type="float">
            <text:p>-1,2</text:p>
          </table:table-cell>
          <table:table-cell table:number-columns-repeated="2"/>
          <table:table-cell table:style-name="ce10" office:value-type="string" calcext:value-type="string">
            <text:p>we get an estimation for how long it will take</text:p>
          </table:table-cell>
          <table:table-cell table:number-columns-repeated="9"/>
          <table:table-cell table:style-name="ce1" table:formula="of:=[.X13]-[.X13]*[.Y13]/100" office:value-type="float" office:value="1395.1879111089" calcext:value-type="float">
            <text:p>1395,2</text:p>
          </table:table-cell>
          <table:table-cell office:value-type="float" office:value="4.1" calcext:value-type="float">
            <text:p>4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20418" calcext:value-type="float">
            <text:p>20120418</text:p>
          </table:table-cell>
          <table:table-cell table:style-name="ce1" office:value-type="float" office:value="722" calcext:value-type="float">
            <text:p>722,0</text:p>
          </table:table-cell>
          <table:table-cell table:style-name="ce1" office:value-type="float" office:value="912" calcext:value-type="float">
            <text:p>912,0</text:p>
          </table:table-cell>
          <table:table-cell table:style-name="ce1" office:value-type="float" office:value="1869" calcext:value-type="float">
            <text:p>1869,0</text:p>
          </table:table-cell>
          <table:table-cell table:style-name="ce1" office:value-type="float" office:value="8.89" calcext:value-type="float">
            <text:p>8,9</text:p>
          </table:table-cell>
          <table:table-cell table:style-name="ce1" table:number-columns-repeated="3"/>
          <table:table-cell table:style-name="ce4" table:formula="of:=SUM([.B15:.H15])" office:value-type="float" office:value="3511.89" calcext:value-type="float">
            <text:p>3511,9</text:p>
          </table:table-cell>
          <table:table-cell table:style-name="ce4" table:formula="of:=[.I14]-[.I15]" office:value-type="float" office:value="85.54" calcext:value-type="float">
            <text:p>85,5</text:p>
          </table:table-cell>
          <table:table-cell table:style-name="ce1" table:formula="of:=([.I14]-[.I15])/[.I14]*100" office:value-type="float" office:value="2.37780860225216" calcext:value-type="float">
            <text:p>2,4</text:p>
          </table:table-cell>
          <table:table-cell table:number-columns-repeated="2"/>
          <table:table-cell table:style-name="ce10" office:value-type="string" calcext:value-type="string">
            <text:p>for the surface area to reach target value </text:p>
          </table:table-cell>
          <table:table-cell table:number-columns-repeated="9"/>
          <table:table-cell table:style-name="ce1" table:formula="of:=[.X14]-[.X14]*[.Y14]/100" office:value-type="float" office:value="1337.98520675344" calcext:value-type="float">
            <text:p>1338,0</text:p>
          </table:table-cell>
          <table:table-cell office:value-type="float" office:value="4.1" calcext:value-type="float">
            <text:p>4,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30421" calcext:value-type="float">
            <text:p>20130421</text:p>
          </table:table-cell>
          <table:table-cell table:style-name="ce1" office:value-type="float" office:value="82.7" calcext:value-type="float">
            <text:p>82,7</text:p>
          </table:table-cell>
          <table:table-cell table:style-name="ce1" office:value-type="float" office:value="779" calcext:value-type="float">
            <text:p>779,0</text:p>
          </table:table-cell>
          <table:table-cell table:style-name="ce1" office:value-type="float" office:value="193" calcext:value-type="float">
            <text:p>193,0</text:p>
          </table:table-cell>
          <table:table-cell table:style-name="ce1" office:value-type="float" office:value="848" calcext:value-type="float">
            <text:p>848,0</text:p>
          </table:table-cell>
          <table:table-cell table:style-name="ce1" office:value-type="float" office:value="1354" calcext:value-type="float">
            <text:p>1354,0</text:p>
          </table:table-cell>
          <table:table-cell table:style-name="ce1" table:number-columns-repeated="2"/>
          <table:table-cell table:style-name="ce4" table:formula="of:=SUM([.B16:.H16])" office:value-type="float" office:value="3256.7" calcext:value-type="float">
            <text:p>3256,7</text:p>
          </table:table-cell>
          <table:table-cell table:style-name="ce4" table:formula="of:=[.I15]-[.I16]" office:value-type="float" office:value="255.19" calcext:value-type="float">
            <text:p>255,2</text:p>
          </table:table-cell>
          <table:table-cell table:style-name="ce1" table:formula="of:=([.I15]-[.I16])/[.I15]*100" office:value-type="float" office:value="7.26645766239831" calcext:value-type="float">
            <text:p>7,3</text:p>
          </table:table-cell>
          <table:table-cell table:number-columns-repeated="2"/>
          <table:table-cell table:style-name="ce10" office:value-type="string" calcext:value-type="string">
            <text:p>To reach 100 km² it will take</text:p>
          </table:table-cell>
          <table:table-cell table:number-columns-repeated="9"/>
          <table:table-cell table:style-name="ce1" table:formula="of:=[.X15]-[.X15]*[.Y15]/100" office:value-type="float" office:value="1283.12781327655" calcext:value-type="float">
            <text:p>1283,1</text:p>
          </table:table-cell>
          <table:table-cell office:value-type="float" office:value="4.1" calcext:value-type="float">
            <text:p>4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140417" calcext:value-type="float">
            <text:p>20140417</text:p>
          </table:table-cell>
          <table:table-cell table:style-name="ce1" office:value-type="float" office:value="76.1" calcext:value-type="float">
            <text:p>76,1</text:p>
          </table:table-cell>
          <table:table-cell table:style-name="ce1" office:value-type="float" office:value="510" calcext:value-type="float">
            <text:p>510,0</text:p>
          </table:table-cell>
          <table:table-cell table:style-name="ce1" office:value-type="float" office:value="524" calcext:value-type="float">
            <text:p>524,0</text:p>
          </table:table-cell>
          <table:table-cell table:style-name="ce1" office:value-type="float" office:value="1943" calcext:value-type="float">
            <text:p>1943,0</text:p>
          </table:table-cell>
          <table:table-cell table:style-name="ce1" table:number-columns-repeated="3"/>
          <table:table-cell table:style-name="ce4" table:formula="of:=SUM([.B17:.H17])" office:value-type="float" office:value="3053.1" calcext:value-type="float">
            <text:p>3053,1</text:p>
          </table:table-cell>
          <table:table-cell table:style-name="ce4" table:formula="of:=[.I16]-[.I17]" office:value-type="float" office:value="203.6" calcext:value-type="float">
            <text:p>203,6</text:p>
          </table:table-cell>
          <table:table-cell table:style-name="ce1" table:formula="of:=([.I16]-[.I17])/[.I16]*100" office:value-type="float" office:value="6.25172720852396" calcext:value-type="float">
            <text:p>6,3</text:p>
          </table:table-cell>
          <table:table-cell table:number-columns-repeated="12"/>
          <table:table-cell table:style-name="ce1" table:formula="of:=[.X16]-[.X16]*[.Y16]/100" office:value-type="float" office:value="1230.51957293221" calcext:value-type="float">
            <text:p>1230,5</text:p>
          </table:table-cell>
          <table:table-cell office:value-type="float" office:value="4.1" calcext:value-type="float">
            <text:p>4,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50416" calcext:value-type="float">
            <text:p>20150416</text:p>
          </table:table-cell>
          <table:table-cell table:style-name="ce1" office:value-type="float" office:value="54.5" calcext:value-type="float">
            <text:p>54,5</text:p>
          </table:table-cell>
          <table:table-cell table:style-name="ce1" office:value-type="float" office:value="40.6" calcext:value-type="float">
            <text:p>40,6</text:p>
          </table:table-cell>
          <table:table-cell table:style-name="ce1" office:value-type="float" office:value="135" calcext:value-type="float">
            <text:p>135,0</text:p>
          </table:table-cell>
          <table:table-cell table:style-name="ce1" office:value-type="float" office:value="180" calcext:value-type="float">
            <text:p>180,0</text:p>
          </table:table-cell>
          <table:table-cell table:style-name="ce1" office:value-type="float" office:value="262" calcext:value-type="float">
            <text:p>262,0</text:p>
          </table:table-cell>
          <table:table-cell table:style-name="ce1" office:value-type="float" office:value="2114" calcext:value-type="float">
            <text:p>2114,0</text:p>
          </table:table-cell>
          <table:table-cell table:style-name="ce1"/>
          <table:table-cell table:style-name="ce4" table:formula="of:=SUM([.B18:.H18])" office:value-type="float" office:value="2786.1" calcext:value-type="float">
            <text:p>2786,1</text:p>
          </table:table-cell>
          <table:table-cell table:style-name="ce4" table:formula="of:=[.I17]-[.I18]" office:value-type="float" office:value="267" calcext:value-type="float">
            <text:p>267,0</text:p>
          </table:table-cell>
          <table:table-cell table:style-name="ce1" table:formula="of:=([.I17]-[.I18])/[.I17]*100" office:value-type="float" office:value="8.7452097867741" calcext:value-type="float">
            <text:p>8,7</text:p>
          </table:table-cell>
          <table:table-cell table:number-columns-repeated="12"/>
          <table:table-cell table:style-name="ce1" table:formula="of:=[.X17]-[.X17]*[.Y17]/100" office:value-type="float" office:value="1180.06827044199" calcext:value-type="float">
            <text:p>1180,1</text:p>
          </table:table-cell>
          <table:table-cell office:value-type="float" office:value="4.1" calcext:value-type="float">
            <text:p>4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160422" calcext:value-type="float">
            <text:p>20160422</text:p>
          </table:table-cell>
          <table:table-cell table:style-name="ce1" office:value-type="float" office:value="45.2" calcext:value-type="float">
            <text:p>45,2</text:p>
          </table:table-cell>
          <table:table-cell table:style-name="ce1" office:value-type="float" office:value="66.4" calcext:value-type="float">
            <text:p>66,4</text:p>
          </table:table-cell>
          <table:table-cell table:style-name="ce1" office:value-type="float" office:value="149" calcext:value-type="float">
            <text:p>149,0</text:p>
          </table:table-cell>
          <table:table-cell table:style-name="ce1" office:value-type="float" office:value="187" calcext:value-type="float">
            <text:p>187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807" calcext:value-type="float">
            <text:p>1807,0</text:p>
          </table:table-cell>
          <table:table-cell table:style-name="ce1"/>
          <table:table-cell table:style-name="ce4" table:formula="of:=SUM([.B19:.H19])" office:value-type="float" office:value="2697.6" calcext:value-type="float">
            <text:p>2697,6</text:p>
          </table:table-cell>
          <table:table-cell table:style-name="ce4" table:formula="of:=[.I18]-[.I19]" office:value-type="float" office:value="88.5" calcext:value-type="float">
            <text:p>88,5</text:p>
          </table:table-cell>
          <table:table-cell table:style-name="ce1" table:formula="of:=([.I18]-[.I19])/[.I18]*100" office:value-type="float" office:value="3.17648325616453" calcext:value-type="float">
            <text:p>3,2</text:p>
          </table:table-cell>
          <table:table-cell table:number-columns-repeated="12"/>
          <table:table-cell table:style-name="ce1" table:formula="of:=[.X18]-[.X18]*[.Y18]/100" office:value-type="float" office:value="1131.68547135387" calcext:value-type="float">
            <text:p>1131,7</text:p>
          </table:table-cell>
          <table:table-cell office:value-type="float" office:value="4.1" calcext:value-type="float">
            <text:p>4,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70423" calcext:value-type="float">
            <text:p>20170423</text:p>
          </table:table-cell>
          <table:table-cell table:style-name="ce1" office:value-type="float" office:value="36.4" calcext:value-type="float">
            <text:p>36,4</text:p>
          </table:table-cell>
          <table:table-cell table:style-name="ce1" office:value-type="float" office:value="77.6" calcext:value-type="float">
            <text:p>77,6</text:p>
          </table:table-cell>
          <table:table-cell table:style-name="ce1" office:value-type="float" office:value="106" calcext:value-type="float">
            <text:p>106,0</text:p>
          </table:table-cell>
          <table:table-cell table:style-name="ce1" office:value-type="float" office:value="116" calcext:value-type="float">
            <text:p>116,0</text:p>
          </table:table-cell>
          <table:table-cell table:style-name="ce1" office:value-type="float" office:value="240" calcext:value-type="float">
            <text:p>240,0</text:p>
          </table:table-cell>
          <table:table-cell table:style-name="ce1" office:value-type="float" office:value="435" calcext:value-type="float">
            <text:p>435,0</text:p>
          </table:table-cell>
          <table:table-cell table:style-name="ce1" office:value-type="float" office:value="1591" calcext:value-type="float">
            <text:p>1591,0</text:p>
          </table:table-cell>
          <table:table-cell table:style-name="ce4" table:formula="of:=SUM([.B20:.H20])" office:value-type="float" office:value="2602" calcext:value-type="float">
            <text:p>2602,0</text:p>
          </table:table-cell>
          <table:table-cell table:style-name="ce4" table:formula="of:=[.I19]-[.I20]" office:value-type="float" office:value="95.5999999999999" calcext:value-type="float">
            <text:p>95,6</text:p>
          </table:table-cell>
          <table:table-cell table:style-name="ce1" table:formula="of:=([.I19]-[.I20])/[.I19]*100" office:value-type="float" office:value="3.54389086595492" calcext:value-type="float">
            <text:p>3,5</text:p>
          </table:table-cell>
          <table:table-cell table:number-columns-repeated="12"/>
          <table:table-cell table:style-name="ce1" table:formula="of:=[.X19]-[.X19]*[.Y19]/100" office:value-type="float" office:value="1085.28636702836" calcext:value-type="float">
            <text:p>1085,3</text:p>
          </table:table-cell>
          <table:table-cell office:value-type="float" office:value="4.1" calcext:value-type="float">
            <text:p>4,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180415" calcext:value-type="float">
            <text:p>20180415</text:p>
          </table:table-cell>
          <table:table-cell table:style-name="ce1" office:value-type="float" office:value="31.3" calcext:value-type="float">
            <text:p>31,3</text:p>
          </table:table-cell>
          <table:table-cell table:style-name="ce1" office:value-type="float" office:value="42.1" calcext:value-type="float">
            <text:p>42,1</text:p>
          </table:table-cell>
          <table:table-cell table:style-name="ce1" office:value-type="float" office:value="37.9" calcext:value-type="float">
            <text:p>37,9</text:p>
          </table:table-cell>
          <table:table-cell table:style-name="ce1" office:value-type="float" office:value="88.6" calcext:value-type="float">
            <text:p>88,6</text:p>
          </table:table-cell>
          <table:table-cell table:style-name="ce1" office:value-type="float" office:value="125" calcext:value-type="float">
            <text:p>125,0</text:p>
          </table:table-cell>
          <table:table-cell table:style-name="ce1" office:value-type="float" office:value="210" calcext:value-type="float">
            <text:p>210,0</text:p>
          </table:table-cell>
          <table:table-cell table:style-name="ce1" office:value-type="float" office:value="1885" calcext:value-type="float">
            <text:p>1885,0</text:p>
          </table:table-cell>
          <table:table-cell table:style-name="ce4" table:formula="of:=SUM([.B21:.H21])" office:value-type="float" office:value="2419.9" calcext:value-type="float">
            <text:p>2419,9</text:p>
          </table:table-cell>
          <table:table-cell table:style-name="ce4" table:formula="of:=[.I20]-[.I21]" office:value-type="float" office:value="182.1" calcext:value-type="float">
            <text:p>182,1</text:p>
          </table:table-cell>
          <table:table-cell table:style-name="ce1" table:formula="of:=([.I20]-[.I21])/[.I20]*100" office:value-type="float" office:value="6.99846272098386" calcext:value-type="float">
            <text:p>7,0</text:p>
          </table:table-cell>
          <table:table-cell table:number-columns-repeated="12"/>
          <table:table-cell table:style-name="ce1" table:formula="of:=[.X20]-[.X20]*[.Y20]/100" office:value-type="float" office:value="1040.7896259802" calcext:value-type="float">
            <text:p>1040,8</text:p>
          </table:table-cell>
          <table:table-cell office:value-type="float" office:value="4.1" calcext:value-type="float">
            <text:p>4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90422" calcext:value-type="float">
            <text:p>20190422</text:p>
          </table:table-cell>
          <table:table-cell table:style-name="ce1" office:value-type="float" office:value="26.4" calcext:value-type="float">
            <text:p>26,4</text:p>
          </table:table-cell>
          <table:table-cell table:style-name="ce1" office:value-type="float" office:value="33.9" calcext:value-type="float">
            <text:p>33,9</text:p>
          </table:table-cell>
          <table:table-cell table:style-name="ce1" office:value-type="float" office:value="46.2" calcext:value-type="float">
            <text:p>46,2</text:p>
          </table:table-cell>
          <table:table-cell table:style-name="ce1" office:value-type="float" office:value="168" calcext:value-type="float">
            <text:p>168,0</text:p>
          </table:table-cell>
          <table:table-cell table:style-name="ce1" office:value-type="float" office:value="443" calcext:value-type="float">
            <text:p>443,0</text:p>
          </table:table-cell>
          <table:table-cell table:style-name="ce1" office:value-type="float" office:value="1677" calcext:value-type="float">
            <text:p>1677,0</text:p>
          </table:table-cell>
          <table:table-cell table:style-name="ce1"/>
          <table:table-cell table:style-name="ce4" table:formula="of:=SUM([.B22:.H22])" office:value-type="float" office:value="2394.5" calcext:value-type="float">
            <text:p>2394,5</text:p>
          </table:table-cell>
          <table:table-cell table:style-name="ce4" table:formula="of:=[.I21]-[.I22]" office:value-type="float" office:value="25.4000000000001" calcext:value-type="float">
            <text:p>25,4</text:p>
          </table:table-cell>
          <table:table-cell table:style-name="ce1" table:formula="of:=([.I21]-[.I22])/[.I21]*100" office:value-type="float" office:value="1.0496301500062" calcext:value-type="float">
            <text:p>1,0</text:p>
          </table:table-cell>
          <table:table-cell table:number-columns-repeated="2"/>
          <table:table-cell table:style-name="ce18" office:value-type="string" calcext:value-type="string">
            <text:p>IV</text:p>
          </table:table-cell>
          <table:table-cell table:style-name="ce18" office:value-type="string" calcext:value-type="string">
            <text:p>FV</text:p>
          </table:table-cell>
          <table:table-cell table:style-name="ce18" office:value-type="string" calcext:value-type="string">
            <text:p>r(%)</text:p>
          </table:table-cell>
          <table:table-cell table:style-name="ce18" office:value-type="string" calcext:value-type="string">
            <text:p>n(years)</text:p>
          </table:table-cell>
          <table:table-cell table:number-columns-repeated="6"/>
          <table:table-cell table:style-name="ce1" table:formula="of:=[.X21]-[.X21]*[.Y21]/100" office:value-type="float" office:value="998.117251315007" calcext:value-type="float">
            <text:p>998,1</text:p>
          </table:table-cell>
          <table:table-cell office:value-type="float" office:value="4.1" calcext:value-type="float">
            <text:p>4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200415" calcext:value-type="float">
            <text:p>20200415</text:p>
          </table:table-cell>
          <table:table-cell table:style-name="ce1" office:value-type="float" office:value="14.1" calcext:value-type="float">
            <text:p>14,1</text:p>
          </table:table-cell>
          <table:table-cell table:style-name="ce1" office:value-type="float" office:value="58" calcext:value-type="float">
            <text:p>58,0</text:p>
          </table:table-cell>
          <table:table-cell table:style-name="ce1" office:value-type="float" office:value="64.8" calcext:value-type="float">
            <text:p>64,8</text:p>
          </table:table-cell>
          <table:table-cell table:style-name="ce1" office:value-type="float" office:value="305" calcext:value-type="float">
            <text:p>305,0</text:p>
          </table:table-cell>
          <table:table-cell table:style-name="ce1" office:value-type="float" office:value="1373" calcext:value-type="float">
            <text:p>1373,0</text:p>
          </table:table-cell>
          <table:table-cell table:style-name="ce1" office:value-type="float" office:value="452" calcext:value-type="float">
            <text:p>452,0</text:p>
          </table:table-cell>
          <table:table-cell table:style-name="ce1"/>
          <table:table-cell table:style-name="ce4" table:formula="of:=SUM([.B23:.H23])" office:value-type="float" office:value="2266.9" calcext:value-type="float">
            <text:p>2266,9</text:p>
          </table:table-cell>
          <table:table-cell table:style-name="ce4" table:formula="of:=[.I22]-[.I23]" office:value-type="float" office:value="127.6" calcext:value-type="float">
            <text:p>127,6</text:p>
          </table:table-cell>
          <table:table-cell table:style-name="ce1" table:formula="of:=([.I22]-[.I23])/[.I22]*100" office:value-type="float" office:value="5.32887868030904" calcext:value-type="float">
            <text:p>5,3</text:p>
          </table:table-cell>
          <table:table-cell table:number-columns-repeated="2"/>
          <table:table-cell table:style-name="ce18" office:value-type="float" office:value="2211" calcext:value-type="float">
            <text:p>221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4.1" calcext:value-type="float">
            <text:p>4,1</text:p>
          </table:table-cell>
          <table:table-cell table:style-name="ce18" table:formula="of:=LOG([.O23]/[.N23])/LOG(1-[.P23]/100)" office:value-type="float" office:value="73.9541109528839" calcext:value-type="float">
            <text:p>73,95</text:p>
          </table:table-cell>
          <table:table-cell table:number-columns-repeated="6"/>
          <table:table-cell table:style-name="ce1" table:formula="of:=[.X22]-[.X22]*[.Y22]/100" office:value-type="float" office:value="957.194444011092" calcext:value-type="float">
            <text:p>957,2</text:p>
          </table:table-cell>
          <table:table-cell office:value-type="float" office:value="4.1" calcext:value-type="float">
            <text:p>4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210424" calcext:value-type="float">
            <text:p>20210424</text:p>
          </table:table-cell>
          <table:table-cell table:style-name="ce1" table:number-columns-repeated="7"/>
          <table:table-cell table:style-name="ce9" office:value-type="float" office:value="2211.2" calcext:value-type="float">
            <office:annotation office:display="true" draw:style-name="gr3" draw:text-style-name="P3" svg:width="36.08mm" svg:height="5.96mm" svg:x="93.96mm" svg:y="67.24mm" draw:caption-point-x="69.87mm" draw:caption-point-y="44.93mm">
              <dc:date>2021-06-25T00:00:00</dc:date>
              <text:p text:style-name="P2"><text:span text:style-name="T1">AstroPI image results</text:span></text:p>
            </office:annotation>
            <text:p>2211,2</text:p>
          </table:table-cell>
          <table:table-cell table:style-name="ce4" table:formula="of:=[.I23]-[.I24]" office:value-type="float" office:value="55.7000000000003" calcext:value-type="float">
            <text:p>55,7</text:p>
          </table:table-cell>
          <table:table-cell table:style-name="ce1" table:formula="of:=([.I23]-[.I24])/[.I23]*100" office:value-type="float" office:value="2.45710000441132" calcext:value-type="float">
            <text:p>2,5</text:p>
          </table:table-cell>
          <table:table-cell table:number-columns-repeated="12"/>
          <table:table-cell table:style-name="ce1" table:formula="of:=[.X23]-[.X23]*[.Y23]/100" office:value-type="float" office:value="917.949471806637" calcext:value-type="float">
            <text:p>917,9</text:p>
          </table:table-cell>
          <table:table-cell office:value-type="float" office:value="4.1" calcext:value-type="float">
            <text:p>4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8"/>
          <table:table-cell table:style-name="Default"/>
          <table:table-cell table:style-name="ce10" table:formula="of:=SUM([.J4:.J24])" office:value-type="float" office:value="3160.1" calcext:value-type="float">
            <office:annotation office:display="true" draw:style-name="gr4" draw:text-style-name="P3" svg:width="28.99mm" svg:height="9.91mm" svg:x="93.86mm" svg:y="49.2mm" draw:caption-point-x="92.55mm" draw:caption-point-y="67.49mm">
              <dc:date>2021-06-25T00:00:00</dc:date>
              <text:p text:style-name="P2"><text:span text:style-name="T1">Surface lost since 2000 (Km²)</text:span></text:p>
            </office:annotation>
            <text:p>3160,1</text:p>
          </table:table-cell>
          <table:table-cell table:style-name="ce11" table:formula="of:=AVERAGE([.K4:.K24])" office:value-type="float" office:value="4.10572145000007" calcext:value-type="float">
            <office:annotation office:display="true" draw:style-name="gr4" draw:text-style-name="P3" svg:width="28.99mm" svg:height="9.91mm" svg:x="93.78mm" svg:y="30.65mm" draw:caption-point-x="115.21mm" draw:caption-point-y="86.04mm">
              <dc:date>2021-06-25T00:00:00</dc:date>
              <text:p text:style-name="P2"><text:span text:style-name="T1">Yearly surface loss average (%)</text:span></text:p>
            </office:annotation>
            <text:p>4,1</text:p>
          </table:table-cell>
          <table:table-cell table:number-columns-repeated="12"/>
          <table:table-cell table:style-name="ce1" table:formula="of:=[.X24]-[.X24]*[.Y24]/100" office:value-type="float" office:value="880.313543462565" calcext:value-type="float">
            <text:p>880,3</text:p>
          </table:table-cell>
          <table:table-cell office:value-type="float" office:value="4.1" calcext:value-type="float">
            <text:p>4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8"/>
          <table:table-cell table:style-name="ce8"/>
          <table:table-cell table:style-name="Default"/>
          <table:table-cell table:number-columns-repeated="13"/>
          <table:table-cell table:style-name="ce1" table:formula="of:=[.X25]-[.X25]*[.Y25]/100" office:value-type="float" office:value="844.2206881806" calcext:value-type="float">
            <text:p>844,2</text:p>
          </table:table-cell>
          <table:table-cell office:value-type="float" office:value="4.1" calcext:value-type="float">
            <text:p>4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10"/>
          <table:table-cell table:style-name="ce12"/>
          <table:table-cell table:number-columns-repeated="12"/>
          <table:table-cell table:style-name="ce1" table:formula="of:=[.X26]-[.X26]*[.Y26]/100" office:value-type="float" office:value="809.607639965195" calcext:value-type="float">
            <text:p>809,6</text:p>
          </table:table-cell>
          <table:table-cell office:value-type="float" office:value="4.1" calcext:value-type="float">
            <text:p>4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3"/>
          <table:table-cell table:style-name="ce1" table:formula="of:=[.X27]-[.X27]*[.Y27]/100" office:value-type="float" office:value="776.413726726622" calcext:value-type="float">
            <text:p>776,4</text:p>
          </table:table-cell>
          <table:table-cell office:value-type="float" office:value="4.1" calcext:value-type="float">
            <text:p>4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3"/>
          <table:table-cell table:style-name="ce1" table:formula="of:=[.X28]-[.X28]*[.Y28]/100" office:value-type="float" office:value="744.580763930831" calcext:value-type="float">
            <text:p>744,6</text:p>
          </table:table-cell>
          <table:table-cell office:value-type="float" office:value="4.1" calcext:value-type="float">
            <text:p>4,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3"/>
          <table:table-cell table:style-name="ce1" table:formula="of:=[.X29]-[.X29]*[.Y29]/100" office:value-type="float" office:value="714.052952609667" calcext:value-type="float">
            <text:p>714,1</text:p>
          </table:table-cell>
          <table:table-cell office:value-type="float" office:value="4.1" calcext:value-type="float">
            <text:p>4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3"/>
          <table:table-cell table:style-name="ce1" table:formula="of:=[.X30]-[.X30]*[.Y30]/100" office:value-type="float" office:value="684.77678155267" calcext:value-type="float">
            <text:p>684,8</text:p>
          </table:table-cell>
          <table:table-cell office:value-type="float" office:value="4.1" calcext:value-type="float">
            <text:p>4,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3"/>
          <table:table-cell table:style-name="ce1" table:formula="of:=[.X31]-[.X31]*[.Y31]/100" office:value-type="float" office:value="656.700933509011" calcext:value-type="float">
            <text:p>656,7</text:p>
          </table:table-cell>
          <table:table-cell office:value-type="float" office:value="4.1" calcext:value-type="float">
            <text:p>4,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3"/>
          <table:table-cell table:style-name="ce1" table:formula="of:=[.X32]-[.X32]*[.Y32]/100" office:value-type="float" office:value="629.776195235141" calcext:value-type="float">
            <text:p>629,8</text:p>
          </table:table-cell>
          <table:table-cell office:value-type="float" office:value="4.1" calcext:value-type="float">
            <text:p>4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3"/>
          <table:table-cell table:style-name="ce1" table:formula="of:=[.X33]-[.X33]*[.Y33]/100" office:value-type="float" office:value="603.955371230501" calcext:value-type="float">
            <text:p>604,0</text:p>
          </table:table-cell>
          <table:table-cell office:value-type="float" office:value="4.1" calcext:value-type="float">
            <text:p>4,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3"/>
          <table:table-cell table:style-name="ce1" table:formula="of:=[.X34]-[.X34]*[.Y34]/100" office:value-type="float" office:value="579.19320101005" calcext:value-type="float">
            <text:p>579,2</text:p>
          </table:table-cell>
          <table:table-cell office:value-type="float" office:value="4.1" calcext:value-type="float">
            <text:p>4,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3"/>
          <table:table-cell table:style-name="ce1" table:formula="of:=[.X35]-[.X35]*[.Y35]/100" office:value-type="float" office:value="555.446279768638" calcext:value-type="float">
            <text:p>555,4</text:p>
          </table:table-cell>
          <table:table-cell office:value-type="float" office:value="4.1" calcext:value-type="float">
            <text:p>4,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3"/>
          <table:table-cell table:style-name="ce1" table:formula="of:=[.X36]-[.X36]*[.Y36]/100" office:value-type="float" office:value="532.672982298124" calcext:value-type="float">
            <text:p>532,7</text:p>
          </table:table-cell>
          <table:table-cell office:value-type="float" office:value="4.1" calcext:value-type="float">
            <text:p>4,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3"/>
          <table:table-cell table:style-name="ce1" table:formula="of:=[.X37]-[.X37]*[.Y37]/100" office:value-type="float" office:value="510.833390023901" calcext:value-type="float">
            <text:p>510,8</text:p>
          </table:table-cell>
          <table:table-cell office:value-type="float" office:value="4.1" calcext:value-type="float">
            <text:p>4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3"/>
          <table:table-cell table:style-name="ce1" table:formula="of:=[.X38]-[.X38]*[.Y38]/100" office:value-type="float" office:value="489.889221032921" calcext:value-type="float">
            <text:p>489,9</text:p>
          </table:table-cell>
          <table:table-cell office:value-type="float" office:value="4.1" calcext:value-type="float">
            <text:p>4,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3"/>
          <table:table-cell table:style-name="ce1" table:formula="of:=[.X39]-[.X39]*[.Y39]/100" office:value-type="float" office:value="469.803762970571" calcext:value-type="float">
            <text:p>469,8</text:p>
          </table:table-cell>
          <table:table-cell office:value-type="float" office:value="4.1" calcext:value-type="float">
            <text:p>4,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3"/>
          <table:table-cell table:style-name="ce1" table:formula="of:=[.X40]-[.X40]*[.Y40]/100" office:value-type="float" office:value="450.541808688778" calcext:value-type="float">
            <text:p>450,5</text:p>
          </table:table-cell>
          <table:table-cell office:value-type="float" office:value="4.1" calcext:value-type="float">
            <text:p>4,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3"/>
          <table:table-cell table:style-name="ce1" table:formula="of:=[.X41]-[.X41]*[.Y41]/100" office:value-type="float" office:value="432.069594532538" calcext:value-type="float">
            <text:p>432,1</text:p>
          </table:table-cell>
          <table:table-cell office:value-type="float" office:value="4.1" calcext:value-type="float">
            <text:p>4,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3"/>
          <table:table-cell table:style-name="ce1" table:formula="of:=[.X42]-[.X42]*[.Y42]/100" office:value-type="float" office:value="414.354741156704" calcext:value-type="float">
            <text:p>414,4</text:p>
          </table:table-cell>
          <table:table-cell office:value-type="float" office:value="4.1" calcext:value-type="float">
            <text:p>4,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3"/>
          <table:table-cell table:style-name="ce1" table:formula="of:=[.X43]-[.X43]*[.Y43]/100" office:value-type="float" office:value="397.366196769279" calcext:value-type="float">
            <text:p>397,4</text:p>
          </table:table-cell>
          <table:table-cell office:value-type="float" office:value="4.1" calcext:value-type="float">
            <text:p>4,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3"/>
          <table:table-cell table:style-name="ce1" table:formula="of:=[.X44]-[.X44]*[.Y44]/100" office:value-type="float" office:value="381.074182701738" calcext:value-type="float">
            <text:p>381,1</text:p>
          </table:table-cell>
          <table:table-cell office:value-type="float" office:value="4.1" calcext:value-type="float">
            <text:p>4,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3"/>
          <table:table-cell table:style-name="ce1" table:formula="of:=[.X45]-[.X45]*[.Y45]/100" office:value-type="float" office:value="365.450141210967" calcext:value-type="float">
            <text:p>365,5</text:p>
          </table:table-cell>
          <table:table-cell office:value-type="float" office:value="4.1" calcext:value-type="float">
            <text:p>4,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3"/>
          <table:table-cell table:style-name="ce1" table:formula="of:=[.X46]-[.X46]*[.Y46]/100" office:value-type="float" office:value="350.466685421318" calcext:value-type="float">
            <text:p>350,5</text:p>
          </table:table-cell>
          <table:table-cell office:value-type="float" office:value="4.1" calcext:value-type="float">
            <text:p>4,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3"/>
          <table:table-cell table:style-name="ce1" table:formula="of:=[.X47]-[.X47]*[.Y47]/100" office:value-type="float" office:value="336.097551319043" calcext:value-type="float">
            <text:p>336,1</text:p>
          </table:table-cell>
          <table:table-cell office:value-type="float" office:value="4.1" calcext:value-type="float">
            <text:p>4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3"/>
          <table:table-cell table:style-name="ce1" table:formula="of:=[.X48]-[.X48]*[.Y48]/100" office:value-type="float" office:value="322.317551714963" calcext:value-type="float">
            <text:p>322,3</text:p>
          </table:table-cell>
          <table:table-cell office:value-type="float" office:value="4.1" calcext:value-type="float">
            <text:p>4,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3"/>
          <table:table-cell table:style-name="ce1" table:formula="of:=[.X49]-[.X49]*[.Y49]/100" office:value-type="float" office:value="309.102532094649" calcext:value-type="float">
            <text:p>309,1</text:p>
          </table:table-cell>
          <table:table-cell office:value-type="float" office:value="4.1" calcext:value-type="float">
            <text:p>4,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3"/>
          <table:table-cell table:style-name="ce1" table:formula="of:=[.X50]-[.X50]*[.Y50]/100" office:value-type="float" office:value="296.429328278769" calcext:value-type="float">
            <text:p>296,4</text:p>
          </table:table-cell>
          <table:table-cell office:value-type="float" office:value="4.1" calcext:value-type="float">
            <text:p>4,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3"/>
          <table:table-cell table:style-name="ce1" table:formula="of:=[.X51]-[.X51]*[.Y51]/100" office:value-type="float" office:value="284.275725819339" calcext:value-type="float">
            <text:p>284,3</text:p>
          </table:table-cell>
          <table:table-cell office:value-type="float" office:value="4.1" calcext:value-type="float">
            <text:p>4,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3"/>
          <table:table-cell table:style-name="ce1" table:formula="of:=[.X52]-[.X52]*[.Y52]/100" office:value-type="float" office:value="272.620421060746" calcext:value-type="float">
            <text:p>272,6</text:p>
          </table:table-cell>
          <table:table-cell office:value-type="float" office:value="4.1" calcext:value-type="float">
            <text:p>4,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3"/>
          <table:table-cell table:style-name="ce1" table:formula="of:=[.X53]-[.X53]*[.Y53]/100" office:value-type="float" office:value="261.442983797256" calcext:value-type="float">
            <text:p>261,4</text:p>
          </table:table-cell>
          <table:table-cell office:value-type="float" office:value="4.1" calcext:value-type="float">
            <text:p>4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3"/>
          <table:table-cell table:style-name="ce1" table:formula="of:=[.X54]-[.X54]*[.Y54]/100" office:value-type="float" office:value="250.723821461568" calcext:value-type="float">
            <text:p>250,7</text:p>
          </table:table-cell>
          <table:table-cell office:value-type="float" office:value="4.1" calcext:value-type="float">
            <text:p>4,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3"/>
          <table:table-cell table:style-name="ce1" table:formula="of:=[.X55]-[.X55]*[.Y55]/100" office:value-type="float" office:value="240.444144781644" calcext:value-type="float">
            <text:p>240,4</text:p>
          </table:table-cell>
          <table:table-cell office:value-type="float" office:value="4.1" calcext:value-type="float">
            <text:p>4,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3"/>
          <table:table-cell table:style-name="ce1" table:formula="of:=[.X56]-[.X56]*[.Y56]/100" office:value-type="float" office:value="230.585934845596" calcext:value-type="float">
            <text:p>230,6</text:p>
          </table:table-cell>
          <table:table-cell office:value-type="float" office:value="4.1" calcext:value-type="float">
            <text:p>4,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3"/>
          <table:table-cell table:style-name="ce1" table:formula="of:=[.X57]-[.X57]*[.Y57]/100" office:value-type="float" office:value="221.131911516927" calcext:value-type="float">
            <text:p>221,1</text:p>
          </table:table-cell>
          <table:table-cell office:value-type="float" office:value="4.1" calcext:value-type="float">
            <text:p>4,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3"/>
          <table:table-cell table:style-name="ce1" table:formula="of:=[.X58]-[.X58]*[.Y58]/100" office:value-type="float" office:value="212.065503144733" calcext:value-type="float">
            <text:p>212,1</text:p>
          </table:table-cell>
          <table:table-cell office:value-type="float" office:value="4.1" calcext:value-type="float">
            <text:p>4,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3"/>
          <table:table-cell table:style-name="ce1" table:formula="of:=[.X59]-[.X59]*[.Y59]/100" office:value-type="float" office:value="203.370817515799" calcext:value-type="float">
            <text:p>203,4</text:p>
          </table:table-cell>
          <table:table-cell office:value-type="float" office:value="4.1" calcext:value-type="float">
            <text:p>4,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3"/>
          <table:table-cell table:style-name="ce1" table:formula="of:=[.X60]-[.X60]*[.Y60]/100" office:value-type="float" office:value="195.032613997651" calcext:value-type="float">
            <text:p>195,0</text:p>
          </table:table-cell>
          <table:table-cell office:value-type="float" office:value="4.1" calcext:value-type="float">
            <text:p>4,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23"/>
          <table:table-cell table:style-name="ce1" table:formula="of:=[.X61]-[.X61]*[.Y61]/100" office:value-type="float" office:value="187.036276823747" calcext:value-type="float">
            <text:p>187,0</text:p>
          </table:table-cell>
          <table:table-cell office:value-type="float" office:value="4.1" calcext:value-type="float">
            <text:p>4,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3"/>
          <table:table-cell table:style-name="ce1" table:formula="of:=[.X62]-[.X62]*[.Y62]/100" office:value-type="float" office:value="179.367789473974" calcext:value-type="float">
            <text:p>179,4</text:p>
          </table:table-cell>
          <table:table-cell office:value-type="float" office:value="4.1" calcext:value-type="float">
            <text:p>4,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3"/>
          <table:table-cell table:style-name="ce1" table:formula="of:=[.X63]-[.X63]*[.Y63]/100" office:value-type="float" office:value="172.013710105541" calcext:value-type="float">
            <text:p>172,0</text:p>
          </table:table-cell>
          <table:table-cell office:value-type="float" office:value="4.1" calcext:value-type="float">
            <text:p>4,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3"/>
          <table:table-cell table:style-name="ce1" table:formula="of:=[.X64]-[.X64]*[.Y64]/100" office:value-type="float" office:value="164.961147991214" calcext:value-type="float">
            <text:p>165,0</text:p>
          </table:table-cell>
          <table:table-cell office:value-type="float" office:value="4.1" calcext:value-type="float">
            <text:p>4,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23"/>
          <table:table-cell table:style-name="ce1" table:formula="of:=[.X65]-[.X65]*[.Y65]/100" office:value-type="float" office:value="158.197740923574" calcext:value-type="float">
            <text:p>158,2</text:p>
          </table:table-cell>
          <table:table-cell office:value-type="float" office:value="4.1" calcext:value-type="float">
            <text:p>4,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3"/>
          <table:table-cell table:style-name="ce1" table:formula="of:=[.X66]-[.X66]*[.Y66]/100" office:value-type="float" office:value="151.711633545707" calcext:value-type="float">
            <text:p>151,7</text:p>
          </table:table-cell>
          <table:table-cell office:value-type="float" office:value="4.1" calcext:value-type="float">
            <text:p>4,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3"/>
          <table:table-cell table:style-name="ce1" table:formula="of:=[.X67]-[.X67]*[.Y67]/100" office:value-type="float" office:value="145.491456570333" calcext:value-type="float">
            <text:p>145,5</text:p>
          </table:table-cell>
          <table:table-cell office:value-type="float" office:value="4.1" calcext:value-type="float">
            <text:p>4,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3"/>
          <table:table-cell table:style-name="ce1" table:formula="of:=[.X68]-[.X68]*[.Y68]/100" office:value-type="float" office:value="139.52630685095" calcext:value-type="float">
            <text:p>139,5</text:p>
          </table:table-cell>
          <table:table-cell office:value-type="float" office:value="4.1" calcext:value-type="float">
            <text:p>4,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3"/>
          <table:table-cell table:style-name="ce1" table:formula="of:=[.X69]-[.X69]*[.Y69]/100" office:value-type="float" office:value="133.805728270061" calcext:value-type="float">
            <text:p>133,8</text:p>
          </table:table-cell>
          <table:table-cell office:value-type="float" office:value="4.1" calcext:value-type="float">
            <text:p>4,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3"/>
          <table:table-cell table:style-name="ce1" table:formula="of:=[.X70]-[.X70]*[.Y70]/100" office:value-type="float" office:value="128.319693410988" calcext:value-type="float">
            <text:p>128,3</text:p>
          </table:table-cell>
          <table:table-cell office:value-type="float" office:value="4.1" calcext:value-type="float">
            <text:p>4,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3"/>
          <table:table-cell table:style-name="ce1" table:formula="of:=[.X71]-[.X71]*[.Y71]/100" office:value-type="float" office:value="123.058585981138" calcext:value-type="float">
            <text:p>123,1</text:p>
          </table:table-cell>
          <table:table-cell office:value-type="float" office:value="4.1" calcext:value-type="float">
            <text:p>4,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3"/>
          <table:table-cell table:style-name="ce1" table:formula="of:=[.X72]-[.X72]*[.Y72]/100" office:value-type="float" office:value="118.013183955911" calcext:value-type="float">
            <text:p>118,0</text:p>
          </table:table-cell>
          <table:table-cell office:value-type="float" office:value="4.1" calcext:value-type="float">
            <text:p>4,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3"/>
          <table:table-cell table:style-name="ce1" table:formula="of:=[.X73]-[.X73]*[.Y73]/100" office:value-type="float" office:value="113.174643413719" calcext:value-type="float">
            <text:p>113,2</text:p>
          </table:table-cell>
          <table:table-cell office:value-type="float" office:value="4.1" calcext:value-type="float">
            <text:p>4,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3"/>
          <table:table-cell table:style-name="ce1" table:formula="of:=[.X74]-[.X74]*[.Y74]/100" office:value-type="float" office:value="108.534483033756" calcext:value-type="float">
            <text:p>108,5</text:p>
          </table:table-cell>
          <table:table-cell office:value-type="float" office:value="4.1" calcext:value-type="float">
            <text:p>4,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23"/>
          <table:table-cell table:style-name="ce1" table:formula="of:=[.X75]-[.X75]*[.Y75]/100" office:value-type="float" office:value="104.084569229372" calcext:value-type="float">
            <text:p>104,1</text:p>
          </table:table-cell>
          <table:table-cell office:value-type="float" office:value="4.1" calcext:value-type="float">
            <text:p>4,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3"/>
          <table:table-cell table:style-name="ce19" table:formula="of:=[.X76]-[.X76]*[.Y76]/100" office:value-type="float" office:value="99.817101890968" calcext:value-type="float">
            <text:p>99,8</text:p>
          </table:table-cell>
          <table:table-cell table:style-name="ce20" office:value-type="float" office:value="4.1" calcext:value-type="float">
            <text:p>4,1</text:p>
          </table:table-cell>
          <table:table-cell table:style-name="ce20" office:value-type="float" office:value="74" calcext:value-type="float">
            <text:p>74</text:p>
          </table:table-cell>
        </table:table-row>
        <table:table-row table:style-name="ro1">
          <table:table-cell table:number-columns-repeated="23"/>
          <table:table-cell table:style-name="ce1" table:formula="of:=[.X77]-[.X77]*[.Y77]/100" office:value-type="float" office:value="95.7246007134384" calcext:value-type="float">
            <text:p>95,7</text:p>
          </table:table-cell>
          <table:table-cell office:value-type="float" office:value="4.1" calcext:value-type="float">
            <text:p>4,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3"/>
          <table:table-cell table:style-name="ce1" table:formula="of:=[.X78]-[.X78]*[.Y78]/100" office:value-type="float" office:value="91.7998920841874" calcext:value-type="float">
            <text:p>91,8</text:p>
          </table:table-cell>
          <table:table-cell office:value-type="float" office:value="4.1" calcext:value-type="float">
            <text:p>4,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23"/>
          <table:table-cell table:style-name="ce1" table:formula="of:=[.X79]-[.X79]*[.Y79]/100" office:value-type="float" office:value="88.0360965087357" calcext:value-type="float">
            <text:p>88,0</text:p>
          </table:table-cell>
          <table:table-cell office:value-type="float" office:value="4.1" calcext:value-type="float">
            <text:p>4,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3"/>
          <table:table-cell table:style-name="ce1" table:formula="of:=[.X80]-[.X80]*[.Y80]/100" office:value-type="float" office:value="84.4266165518775" calcext:value-type="float">
            <text:p>84,4</text:p>
          </table:table-cell>
          <table:table-cell office:value-type="float" office:value="4.1" calcext:value-type="float">
            <text:p>4,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3"/>
          <table:table-cell table:style-name="ce1" table:formula="of:=[.X81]-[.X81]*[.Y81]/100" office:value-type="float" office:value="80.9651252732506" calcext:value-type="float">
            <text:p>81,0</text:p>
          </table:table-cell>
          <table:table-cell office:value-type="float" office:value="4.1" calcext:value-type="float">
            <text:p>4,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3"/>
          <table:table-cell table:style-name="ce1" table:formula="of:=[.X82]-[.X82]*[.Y82]/100" office:value-type="float" office:value="77.6455551370473" calcext:value-type="float">
            <text:p>77,6</text:p>
          </table:table-cell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3"/>
          <table:table-cell table:style-name="ce1" table:formula="of:=[.X83]-[.X83]*[.Y83]/100" office:value-type="float" office:value="74.4620873764283" calcext:value-type="float">
            <text:p>74,5</text:p>
          </table:table-cell>
          <table:table-cell office:value-type="float" office:value="4.1" calcext:value-type="float">
            <text:p>4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3"/>
          <table:table-cell table:style-name="ce1" table:formula="of:=[.X84]-[.X84]*[.Y84]/100" office:value-type="float" office:value="71.4091417939948" calcext:value-type="float">
            <text:p>71,4</text:p>
          </table:table-cell>
          <table:table-cell office:value-type="float" office:value="4.1" calcext:value-type="float">
            <text:p>4,1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number-rows-repeated="1048490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ca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ca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ca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ca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ca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ca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ca" number:country="ES">
      <number:day number:style="long"/>
      <number:text>-</number:text>
      <number:month number:textual="true"/>
    </number:date-style>
    <number:date-style style:name="N10112" number:language="ca" number:country="ES">
      <number:month number:textual="true"/>
      <number:text>-</number:text>
      <number:year/>
    </number:date-style>
    <number:time-style style:name="N10113" number:language="ca" number:country="ES">
      <number:hours/>
      <number:text>:</number:text>
      <number:minutes number:style="long"/>
      <number:text> </number:text>
      <number:am-pm/>
    </number:time-style>
    <number:time-style style:name="N10114" number:language="ca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ca" number:country="ES">
      <number:hours/>
      <number:text>:</number:text>
      <number:minutes number:style="long"/>
    </number:time-style>
    <number:time-style style:name="N10116" number:language="ca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ca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ca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ca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ca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ca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ca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ca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ca" number:country="ES">
      <loext:text> </loext:text>
      <loext:fill-character> </loext:fill-character>
      <number:text>-    </number:text>
    </number:number-style>
    <number:text-style style:name="N10127" number:language="ca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ca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ca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ca" number:country="ES">
      <loext:text> </loext:text>
      <loext:fill-character> </loext:fill-character>
      <number:text>- € </number:text>
    </number:number-style>
    <number:text-style style:name="N10131" number:language="ca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ca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a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ca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ca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ca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left="20mm" fo:margin-right="20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 style:data-style-name="N2" text:time-value="13:49:49.4530303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sep Palau</meta:initial-creator>
    <meta:creation-date>2010-02-06T19:18:34</meta:creation-date>
    <meta:editing-cycles>44</meta:editing-cycles>
    <meta:editing-duration>PT5H52M49S</meta:editing-duration>
    <dc:date>2021-06-25T13:50:33.952560711</dc:date>
    <meta:document-statistic meta:table-count="3" meta:cell-count="46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tyle mathvariant="bold">
      <mrow>
        <mrow>
          <mi mathvariant="italic">FV</mi>
          <mo stretchy="false">=</mo>
          <mrow>
            <mi mathvariant="italic">IV</mi>
            <mo stretchy="false">⋅</mo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  <mi>n</mi>
            </msup>
          </mrow>
        </mrow>
        <mo stretchy="false">→</mo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i mathvariant="italic">FV</mi>
                    <mi mathvariant="italic">IV</mi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row>
                      <mn>1</mn>
                      <mo stretchy="false">−</mo>
                      <mi>r</mi>
                    </mrow>
                    <mrow>
                      <mo fence="true" stretchy="false">(</mo>
                      <mrow>
                        <mtext>%</mtext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frac>
        </mrow>
      </mrow>
    </mstyle>
    <annotation encoding="StarMath 5.0">bold{
FV = IV cdot(1-r(%))^n
rightarrow
n = {log(FV over IV)} over {log(1-r(%))} 
}</annotation>
  </semantics>
</math>
</file>

<file path=Object 2/content.xml><?xml version="1.0" encoding="utf-8"?>
<math xmlns="http://www.w3.org/1998/Math/MathML" display="block">
  <semantics>
    <mstyle mathvariant="bold">
      <mrow>
        <mrow>
          <mi>n</mi>
          <mo stretchy="false">=</mo>
          <mfrac>
            <mrow>
              <mi>log</mi>
              <mrow>
                <mo fence="true" stretchy="false">(</mo>
                <mrow>
                  <mfrac>
                    <mn>100</mn>
                    <mn>2211</mn>
                  </mfrac>
                </mrow>
                <mo fence="true" stretchy="false">)</mo>
              </mrow>
            </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n>0,041</mn>
                  </mrow>
                </mrow>
                <mo fence="true" stretchy="false">)</mo>
              </mrow>
            </mrow>
          </mfrac>
        </mrow>
        <mo stretchy="false">→</mo>
        <mrow>
          <mi>n</mi>
          <mo stretchy="false">=</mo>
          <mn>74</mn>
        </mrow>
        <mi mathvariant="italic">years</mi>
      </mrow>
    </mstyle>
    <annotation encoding="StarMath 5.0">bold{
n = {log(100 over 2211)} over {log(1-0,041)}
rightarrow
n = 74 years
}</annotation>
  </semantics>
</math>
</file>